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ecklist" style:family="table">
      <style:table-properties style:width="16.96cm" fo:margin-left="0cm" fo:margin-right="0.041cm" table:align="margins"/>
    </style:style>
    <style:style style:name="checklist.A" style:family="table-column">
      <style:table-column-properties style:column-width="8.361cm" style:rel-column-width="32307*"/>
    </style:style>
    <style:style style:name="checklist.B" style:family="table-column">
      <style:table-column-properties style:column-width="7.329cm" style:rel-column-width="28320*"/>
    </style:style>
    <style:style style:name="checklist.C" style:family="table-column">
      <style:table-column-properties style:column-width="1.27cm" style:rel-column-width="4908*"/>
    </style:style>
    <style:style style:name="checklist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hecklist.C1" style:family="table-cell">
      <style:table-cell-properties fo:padding="0.097cm" fo:border="0.002cm solid #000000"/>
    </style:style>
    <style:style style:name="checklist.A2" style:family="table-cell">
      <style:table-cell-properties fo:padding="0.097cm" fo:border-left="0.002cm solid #000000" fo:border-right="0.002cm solid #000000" fo:border-top="none" fo:border-bottom="0.002cm solid #000000"/>
    </style:style>
    <style:style style:name="checklist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text-properties fo:language="en" fo:country="GB" fo:font-weight="bold" style:font-weight-asian="bold" style:font-weight-complex="bold"/>
    </style:style>
    <style:style style:name="P3" style:family="paragraph" style:parent-style-name="Table_20_Contents">
      <style:text-properties fo:language="en" fo:country="GB"/>
    </style:style>
    <style:style style:name="P4" style:family="paragraph" style:parent-style-name="Table_20_Contents">
      <style:text-properties fo:language="en" fo:country="GB" fo:font-weight="bold" style:font-weight-asian="bold" style:font-weight-complex="bold"/>
    </style:style>
    <style:style style:name="P5" style:family="paragraph" style:parent-style-name="Heading_20_1">
      <style:text-properties fo:language="en" fo:country="GB"/>
    </style:style>
    <style:style style:name="P6" style:family="paragraph" style:parent-style-name="Table_20_Contents">
      <style:text-properties fo:language="en" fo:country="GB"/>
    </style:style>
    <style:style style:name="P7" style:family="paragraph" style:parent-style-name="Table_20_Contents">
      <style:text-properties fo:language="en" fo:country="GB"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language="en" fo:country="G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>Code Review </text:span><text:span text:style-name="T1">Check list</text:span><text:span text:style-name="T1"><text:tab/><text:tab/><text:tab/><text:tab/><text:tab/></text:span><text:span text:style-name="T2">Date: 13.2.14</text:span></text:h>
      <text:p text:style-name="P2">Reviewer: <text:tab/>Martin Oehler</text:p>
      <text:p text:style-name="P2">Use Case:<text:tab/>#10 TCP Packet</text:p>
      <text:p text:style-name="P2"/>
      <table:table table:name="checklist" table:style-name="checklist">
        <table:table-column table:style-name="checklist.A"/>
        <table:table-column table:style-name="checklist.B"/>
        <table:table-column table:style-name="checklist.C"/>
        <table:table-row>
          <table:table-cell table:style-name="checklist.A1" office:value-type="string">
            <text:p text:style-name="P4">Description</text:p>
          </table:table-cell>
          <table:table-cell table:style-name="checklist.A1" office:value-type="string">
            <text:p text:style-name="P4">Comment</text:p>
          </table:table-cell>
          <table:table-cell table:style-name="checklist.C1" office:value-type="string">
            <text:p text:style-name="P4">check</text:p>
          </table:table-cell>
        </table:table-row>
        <table:table-row>
          <table:table-cell table:style-name="checklist.A2" table:number-columns-spanned="3" office:value-type="string">
            <text:p text:style-name="P4">Structure</text:p>
          </table:table-cell>
          <table:covered-table-cell/>
          <table:covered-table-cell/>
        </table:table-row>
        <table:table-row>
          <table:table-cell table:style-name="checklist.A3" office:value-type="string">
            <text:p text:style-name="P3">Does the solution only cover the modules task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8">X</text:p>
          </table:table-cell>
        </table:table-row>
        <table:table-row>
          <table:table-cell table:style-name="checklist.A3" office:value-type="string">
            <text:p text:style-name="P3">Is the code well-structured, consistent in style and consistently formatted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8"/>
          </table:table-cell>
        </table:table-row>
        <table:table-row>
          <table:table-cell table:style-name="checklist.A3" office:value-type="string">
            <text:p text:style-name="P3">Is there unreachable code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8"/>
          </table:table-cell>
        </table:table-row>
        <table:table-row>
          <table:table-cell table:style-name="checklist.A3" office:value-type="string">
            <text:p text:style-name="P3">Are there any leftover stubs or test routines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8"/>
          </table:table-cell>
        </table:table-row>
        <table:table-row>
          <table:table-cell table:style-name="checklist.A3" office:value-type="string">
            <text:p text:style-name="P3">Is there any redundant code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Are any modules excessively complex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2" table:number-columns-spanned="3" office:value-type="string">
            <text:p text:style-name="P4">Documentation</text:p>
          </table:table-cell>
          <table:covered-table-cell/>
          <table:covered-table-cell/>
        </table:table-row>
        <table:table-row>
          <table:table-cell table:style-name="checklist.A3" office:value-type="string">
            <text:p text:style-name="P3">Are the comments consistent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Are the comments sufficient and understandable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2" table:number-columns-spanned="3" office:value-type="string">
            <text:p text:style-name="P4">Variables and Methods</text:p>
          </table:table-cell>
          <table:covered-table-cell/>
          <table:covered-table-cell/>
        </table:table-row>
        <table:table-row>
          <table:table-cell table:style-name="checklist.A3" office:value-type="string">
            <text:p text:style-name="P3">Are all variables/methods properly defined with meaningful, consistent names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Are there any redundant or unused variables/methods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2" table:number-columns-spanned="3" office:value-type="string">
            <text:p text:style-name="P4">Loops and Branches</text:p>
          </table:table-cell>
          <table:covered-table-cell/>
          <table:covered-table-cell/>
        </table:table-row>
        <table:table-row>
          <table:table-cell table:style-name="checklist.A3" office:value-type="string">
            <text:p text:style-name="P3">Are all cases covered in IF-blocks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Are logical structures nested correctly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Are loop termination conditions achievable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Are indexes properly initialized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2" table:number-columns-spanned="3" office:value-type="string">
            <text:p text:style-name="P4">Defensive Programming</text:p>
          </table:table-cell>
          <table:covered-table-cell/>
          <table:covered-table-cell/>
        </table:table-row>
        <table:table-row>
          <table:table-cell table:style-name="checklist.A3" office:value-type="string">
            <text:p text:style-name="P3">Are indexes and pointers tested against array bounds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Are imported data and input arguments tested for validity and completeness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Are all output variables assigned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Is every memory allocation deallocated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4">Code Conventions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Are the Code Conventions fulfilled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Do the tests have statement coverage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9T12:28:24.87</meta:creation-date>
    <dc:date>2014-02-13T23:19:16.50</dc:date>
    <meta:editing-duration>PT47M9S</meta:editing-duration>
    <meta:editing-cycles>9</meta:editing-cycles>
    <meta:generator>OpenOffice.org/3.4$Win32 OpenOffice.org_project/340m1$Build-9590</meta:generator>
    <meta:document-statistic meta:table-count="1" meta:image-count="0" meta:object-count="0" meta:page-count="1" meta:paragraph-count="33" meta:word-count="156" meta:character-count="1096"/>
  </office:meta>
</office:document-meta>
</file>